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" svg:font-family="'Bitstream Vera San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text-properties officeooo:rsid="00072c9c" officeooo:paragraph-rsid="00072c9c"/>
    </style:style>
    <style:style style:name="P3" style:family="paragraph" style:parent-style-name="Text_20_body">
      <style:text-properties officeooo:rsid="000800ad" officeooo:paragraph-rsid="000800ad"/>
    </style:style>
    <style:style style:name="P4" style:family="paragraph" style:parent-style-name="Gros_20_titre" style:master-page-name="First_20_Page">
      <style:paragraph-properties style:page-number="auto"/>
    </style:style>
    <style:style style:name="P5" style:family="paragraph" style:parent-style-name="Text_20_body" style:list-style-name="List_20_1">
      <style:text-properties officeooo:rsid="00072c9c" officeooo:paragraph-rsid="00072c9c"/>
    </style:style>
    <style:style style:name="P6" style:family="paragraph" style:parent-style-name="Text_20_body" style:list-style-name="List_20_1">
      <style:text-properties officeooo:rsid="000c3860" officeooo:paragraph-rsid="000c3860"/>
    </style:style>
    <style:style style:name="P7" style:family="paragraph" style:parent-style-name="Text_20_body" style:list-style-name="List_20_1">
      <style:text-properties officeooo:rsid="000fdc92" officeooo:paragraph-rsid="000fdc92"/>
    </style:style>
    <style:style style:name="P8" style:family="paragraph" style:parent-style-name="Text_20_body" style:list-style-name="List_20_1">
      <style:text-properties officeooo:rsid="0009aed0" officeooo:paragraph-rsid="0009aed0"/>
    </style:style>
    <style:style style:name="P9" style:family="paragraph" style:parent-style-name="Text_20_body" style:list-style-name="List_20_1">
      <style:text-properties officeooo:rsid="000cd23a" officeooo:paragraph-rsid="000cd23a"/>
    </style:style>
    <style:style style:name="P10" style:family="paragraph" style:parent-style-name="Heading_20_1">
      <style:text-properties officeooo:rsid="00072c9c" officeooo:paragraph-rsid="00072c9c"/>
    </style:style>
    <style:style style:name="P11" style:family="paragraph" style:parent-style-name="Heading_20_1">
      <style:paragraph-properties fo:break-before="page"/>
    </style:style>
    <style:style style:name="T1" style:family="text">
      <style:text-properties officeooo:rsid="0008ec77"/>
    </style:style>
    <style:style style:name="T2" style:family="text">
      <style:text-properties officeooo:rsid="0009a046"/>
    </style:style>
    <style:style style:name="T3" style:family="text">
      <style:text-properties officeooo:rsid="000fdc92"/>
    </style:style>
    <style:style style:name="T4" style:family="text">
      <style:text-properties officeooo:rsid="001122c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itle>Appréciation du cours Java</text:title></text:p>
      <text:h text:style-name="P10" text:outline-level="1">Instructions</text:h>
      <text:p text:style-name="P2">Cette appréciation est anonyme. Elle est à remettre à votre délégué, qui la fera parvenir à l’enseignant après remise des notes.</text:p>
      <text:p text:style-name="P2">Il vous est demandé d’indiquer tout commentaire permettant d’améliorer le cours, pour vos successeurs.</text:p>
      <text:p text:style-name="P2">Voici quelques pistes pour vous donner des idées (vous n’êtes pas obligé de répondre à ces questions précisément).</text:p>
      <text:list xml:id="list4188250366" text:style-name="List_20_1">
        <text:list-item>
          <text:p text:style-name="P5">Vous êtes-vous sentis à l'aise ou en difficulté dans cet enseignement ?</text:p>
        </text:list-item>
        <text:list-item>
          <text:p text:style-name="P5">Que pensez-vous de la vitesse d’enseignement ?</text:p>
        </text:list-item>
        <text:list-item>
          <text:p text:style-name="P5">Le cours donne-t-il suffisamment d’éclairage pour résoudre les difficultés rencontrées ? Si non, comment faire mieux ?</text:p>
        </text:list-item>
        <text:list-item>
          <text:p text:style-name="P5">La façon d’évaluer est-elle adéquate ? Si non, comment l’améliorer ?</text:p>
        </text:list-item>
        <text:list-item>
          <text:p text:style-name="P6">La consigne de travail en binôme était-elle appropriée ? Avez-vous effectivement travaillé en binôme ?</text:p>
        </text:list-item>
        <text:list-item>
          <text:p text:style-name="P5"><text:span text:style-name="T1">Souhaitez-vous plus / moins </text:span>d’autonomie ?</text:p>
        </text:list-item>
        <text:list-item>
          <text:p text:style-name="P5">Avez-vous beaucoup appris durant ce cours ? Si non, comment faire mieux ?</text:p>
        </text:list-item>
        <text:list-item>
          <text:p text:style-name="P5">Qu’est-ce qui vous a plu dans le cours ? Qu’est-ce qui vous a déplu ?</text:p>
        </text:list-item>
        <text:list-item>
          <text:p text:style-name="P7">Faut-il ajouter ou supprimer du contenu, ou modifier l’ordre dans lequel les notions sont vues ?</text:p>
        </text:list-item>
        <text:list-item>
          <text:p text:style-name="P8">Quelles sont les bonnes pratiques d’autres enseignants dont ce cours pourrait bénéficier ? (Donner les noms !)</text:p>
        </text:list-item>
        <text:list-item>
          <text:p text:style-name="P9">Combien d’heures avez-vous travaillé au total pour ce cours, tout compris ? (Donc inclus : <text:span text:style-name="T4">présence en séance, </text:span>travail sur projet, lectures, réunions de groupe, <text:span text:style-name="T4">…</text:span>)</text:p>
        </text:list-item>
      </text:list>
      <text:p text:style-name="P3"><text:span text:style-name="T3">(Il y a de la place pour vos réponses au</text:span> verso.<text:span text:style-name="T3">)</text:span></text:p>
      <text:h text:style-name="P11" text:outline-level="1">Appréciation</text:h>
      <text:p text:style-name="P2">Indiquez ci-dessous <text:span text:style-name="T2">(et / ou au recto) </text:span>vos suggestions d’amélioration et commentai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stream Vera Sans" svg:font-family="'Bitstream Vera San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ans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7cm" loext:contextual-spacing="false" fo:text-align="justify" style:justify-single-word="false" fo:hyphenation-ladder-count="no-limit" style:page-number="auto" style:writing-mode="page"/>
      <style:text-properties fo:hyphenate="true" fo:hyphenation-remain-char-count="2" fo:hyphenation-push-char-count="2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Bitstream Vera Sans" fo:font-family="'Bitstream Vera Sans'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5%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05%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4pt" fo:font-style="normal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style:text-underline-style="dash" style:text-underline-width="auto" style:text-underline-color="font-color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2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12pt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2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2pt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réé" style:family="paragraph" style:parent-style-name="Salutation" style:next-style-name="Standard" style:class="text">
      <style:paragraph-properties fo:text-align="start" style:justify-single-word="false"/>
      <style:text-properties fo:font-size="10pt"/>
    </style:style>
    <style:style style:name="Gros_20_titre" style:display-name="Gros titre" style:family="paragraph" style:parent-style-name="Title" style:next-style-name="Heading_20_1" style:class="text">
      <style:paragraph-properties fo:margin-top="0.42cm" fo:margin-bottom="0.3cm" loext:contextual-spacing="false" style:writing-mode="pag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om" style:family="text">
      <style:text-properties fo:font-variant="small-cap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/>
    <style:style style:name="M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101cm" fo:margin-bottom="2.101cm" fo:margin-left="2.101cm" fo:margin-right="2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section text:style-name="MSect1" text:name="Section1">
          <text:p text:style-name="Header">Olivier <text:span text:style-name="Nom">Cailloux</text:span></text:p>
          <text:p text:style-name="MP1"><text:date style:data-style-name="N76" text:date-value="2020-06-19T15:47:52.150071454">19 juin 2020</text:date></text:p>
        </text:section>
      </style:header>
    </style:master-page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17-04-05T16:41:19.362600426</meta:creation-date>
    <meta:editing-cycles>14</meta:editing-cycles>
    <meta:editing-duration>PT45M47S</meta:editing-duration>
    <meta:initial-creator>olivier </meta:initial-creator>
    <dc:title>Appréciation du cours Java</dc:title>
    <dc:date>2020-06-19T15:47:52.063207297</dc:date>
    <meta:printed-by>olivier </meta:printed-by>
    <meta:print-date>2018-06-25T07:53:02.558763015</meta:print-date>
    <dc:creator>olivier </dc:creator>
    <meta:document-statistic meta:table-count="0" meta:image-count="0" meta:object-count="0" meta:page-count="2" meta:paragraph-count="21" meta:word-count="253" meta:character-count="1524" meta:non-whitespace-character-count="1303"/>
    <meta:user-defined meta:name="Info 1"/>
    <meta:user-defined meta:name="Info 2"/>
    <meta:user-defined meta:name="Info 3"/>
    <meta:user-defined meta:name="Info 4"/>
  </office:meta>
</office:document-meta>
</file>